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Text_20_body">
      <style:text-properties officeooo:rsid="005a9fc1" officeooo:paragraph-rsid="005a9fc1"/>
    </style:style>
    <style:style style:name="P7" style:family="paragraph" style:parent-style-name="Text_20_body">
      <style:text-properties fo:font-weight="bold" officeooo:rsid="00ecbde1" officeooo:paragraph-rsid="00ecbde1" style:font-weight-asian="bold" style:font-weight-complex="bold"/>
    </style:style>
    <style:style style:name="P8" style:family="paragraph" style:parent-style-name="Text_20_body">
      <style:text-properties officeooo:paragraph-rsid="00d84455"/>
    </style:style>
    <style:style style:name="P9" style:family="paragraph" style:parent-style-name="Text_20_body">
      <style:text-properties officeooo:paragraph-rsid="00e225bb"/>
    </style:style>
    <style:style style:name="P10" style:family="paragraph" style:parent-style-name="Text_20_body">
      <style:text-properties officeooo:rsid="00ee7513" officeooo:paragraph-rsid="00ee7513"/>
    </style:style>
    <style:style style:name="P11" style:family="paragraph" style:parent-style-name="Text_20_body">
      <style:text-properties officeooo:rsid="00f01d66" officeooo:paragraph-rsid="00f01d66"/>
    </style:style>
    <style:style style:name="P12" style:family="paragraph" style:parent-style-name="Text">
      <style:text-properties officeooo:rsid="001bd72d" officeooo:paragraph-rsid="001bd72d"/>
    </style:style>
    <style:style style:name="P13" style:family="paragraph" style:parent-style-name="Text">
      <style:text-properties officeooo:rsid="00222ff0" officeooo:paragraph-rsid="00222ff0"/>
    </style:style>
    <style:style style:name="P14" style:family="paragraph" style:parent-style-name="Text">
      <style:text-properties officeooo:rsid="0028142e" officeooo:paragraph-rsid="0028142e"/>
    </style:style>
    <style:style style:name="P15" style:family="paragraph" style:parent-style-name="Text">
      <style:text-properties officeooo:rsid="00a93efa" officeooo:paragraph-rsid="00a93efa"/>
    </style:style>
    <style:style style:name="P16" style:family="paragraph" style:parent-style-name="Text">
      <style:text-properties officeooo:rsid="00be8645" officeooo:paragraph-rsid="00be8645"/>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0" style:family="paragraph" style:parent-style-name="Text_20_body">
      <style:text-properties fo:font-style="normal" fo:font-weight="bold" officeooo:rsid="00d020ae" officeooo:paragraph-rsid="00ce99e0" style:font-style-asian="normal" style:font-weight-asian="bold" style:font-style-complex="normal" style:font-weight-complex="bold"/>
    </style:style>
    <style:style style:name="P21" style:family="paragraph" style:parent-style-name="Text_20_body">
      <style:text-properties fo:font-weight="bold" officeooo:rsid="006217b5" officeooo:paragraph-rsid="00a48115" style:font-weight-asian="bold" style:font-weight-complex="bold"/>
    </style:style>
    <style:style style:name="P22" style:family="paragraph" style:parent-style-name="Text_20_body">
      <style:text-properties fo:font-weight="bold" officeooo:rsid="00bbc9fc" officeooo:paragraph-rsid="00bbc9fc" style:font-weight-asian="bold" style:font-weight-complex="bold"/>
    </style:style>
    <style:style style:name="P23" style:family="paragraph" style:parent-style-name="Text_20_body">
      <style:text-properties fo:font-weight="bold" officeooo:rsid="00c5b678" officeooo:paragraph-rsid="00c528e9" style:font-weight-asian="bold" style:font-weight-complex="bold"/>
    </style:style>
    <style:style style:name="P24" style:family="paragraph" style:parent-style-name="Text_20_body">
      <style:text-properties fo:font-weight="bold" officeooo:rsid="00c5b678" officeooo:paragraph-rsid="00d4bad2" style:font-weight-asian="bold" style:font-weight-complex="bold"/>
    </style:style>
    <style:style style:name="P25" style:family="paragraph" style:parent-style-name="Text_20_body">
      <style:text-properties fo:font-weight="bold" officeooo:rsid="00e9af31" officeooo:paragraph-rsid="00e3e559" style:font-weight-asian="bold" style:font-weight-complex="bold"/>
    </style:style>
    <style:style style:name="P26" style:family="paragraph" style:parent-style-name="Text_20_body">
      <style:text-properties fo:font-weight="bold" officeooo:rsid="00ee572f" officeooo:paragraph-rsid="00ecbde1" style:font-weight-asian="bold" style:font-weight-complex="bold"/>
    </style:style>
    <style:style style:name="P27" style:family="paragraph" style:parent-style-name="Text_20_body">
      <style:text-properties officeooo:paragraph-rsid="00af1f55"/>
    </style:style>
    <style:style style:name="P28" style:family="paragraph" style:parent-style-name="Text_20_body">
      <style:text-properties officeooo:rsid="00333234" officeooo:paragraph-rsid="00333234"/>
    </style:style>
    <style:style style:name="P29" style:family="paragraph" style:parent-style-name="Text_20_body">
      <style:text-properties style:text-underline-style="none" fo:font-weight="bold" officeooo:rsid="00bb0865" officeooo:paragraph-rsid="00b92902" style:font-weight-asian="bold" style:font-weight-complex="bold"/>
    </style:style>
    <style:style style:name="P30" style:family="paragraph" style:parent-style-name="Text_20_body">
      <style:text-properties officeooo:rsid="00c87782" officeooo:paragraph-rsid="00c822cb"/>
    </style:style>
    <style:style style:name="P31" style:family="paragraph" style:parent-style-name="Text_20_body">
      <style:text-properties officeooo:paragraph-rsid="00c3534f"/>
    </style:style>
    <style:style style:name="P32" style:family="paragraph" style:parent-style-name="Text_20_body">
      <style:text-properties officeooo:paragraph-rsid="00af3960"/>
    </style:style>
    <style:style style:name="P33" style:family="paragraph" style:parent-style-name="Text_20_body" style:master-page-name="Landscape">
      <style:paragraph-properties style:page-number="auto"/>
    </style:style>
    <style:style style:name="P34" style:family="paragraph" style:parent-style-name="Text_20_body" style:master-page-name="Landscape">
      <style:paragraph-properties style:page-number="auto"/>
      <style:text-properties officeooo:paragraph-rsid="00d84455"/>
    </style:style>
    <style:style style:name="P3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36" style:family="paragraph" style:parent-style-name="Heading_20_1">
      <style:paragraph-properties fo:break-before="page"/>
      <style:text-properties officeooo:rsid="00649f48" officeooo:paragraph-rsid="00649f48"/>
    </style:style>
    <style:style style:name="P37" style:family="paragraph" style:parent-style-name="Heading_20_1">
      <style:paragraph-properties fo:break-before="page"/>
      <style:text-properties officeooo:rsid="001c54ea" officeooo:paragraph-rsid="001c54ea"/>
    </style:style>
    <style:style style:name="P38" style:family="paragraph" style:parent-style-name="Heading_20_1" style:master-page-name="Standard">
      <style:paragraph-properties style:page-number="auto"/>
    </style:style>
    <style:style style:name="P39" style:family="paragraph" style:parent-style-name="Heading_20_1" style:master-page-name="Standard">
      <style:paragraph-properties style:page-number="auto"/>
      <style:text-properties officeooo:rsid="0025ea43" officeooo:paragraph-rsid="0025ea43"/>
    </style:style>
    <style:style style:name="P4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41" style:family="paragraph" style:parent-style-name="Subtitle">
      <style:text-properties officeooo:rsid="010b88dd" officeooo:paragraph-rsid="010b88dd"/>
    </style:style>
    <style:style style:name="P42" style:family="paragraph" style:parent-style-name="Standard" style:master-page-name="Standard">
      <style:paragraph-properties style:page-number="auto"/>
    </style:style>
    <style:style style:name="P43" style:family="paragraph" style:parent-style-name="Standard">
      <style:paragraph-properties fo:text-align="justify" style:justify-single-word="false"/>
      <style:text-properties officeooo:rsid="00c060ca" officeooo:paragraph-rsid="00bef2a2"/>
    </style:style>
    <style:style style:name="P44" style:family="paragraph" style:parent-style-name="Standard">
      <style:paragraph-properties fo:text-align="justify" style:justify-single-word="false"/>
      <style:text-properties officeooo:rsid="00c19ac5" officeooo:paragraph-rsid="00c19ac5"/>
    </style:style>
    <style:style style:name="P45" style:family="paragraph" style:parent-style-name="Standard">
      <style:text-properties fo:font-weight="bold" officeooo:rsid="00ab9adc" officeooo:paragraph-rsid="00aa1ef2" style:font-weight-asian="bold" style:font-weight-complex="bold"/>
    </style:style>
    <style:style style:name="P46" style:family="paragraph" style:parent-style-name="Standard">
      <style:paragraph-properties fo:text-align="justify" style:justify-single-word="false"/>
      <style:text-properties officeooo:rsid="00b5af47" officeooo:paragraph-rsid="001c54ea"/>
    </style:style>
    <style:style style:name="P47" style:family="paragraph" style:parent-style-name="Standard">
      <style:text-properties officeooo:paragraph-rsid="00ab9adc"/>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2">
      <style:text-properties officeooo:rsid="0014bcc9" officeooo:paragraph-rsid="0014bcc9"/>
    </style:style>
    <style:style style:name="P51" style:family="paragraph" style:parent-style-name="Heading_20_2">
      <style:text-properties officeooo:paragraph-rsid="00af3960"/>
    </style:style>
    <style:style style:name="P52" style:family="paragraph" style:parent-style-name="Heading_20_2">
      <style:text-properties officeooo:rsid="0035dbe3" officeooo:paragraph-rsid="0035dbe3"/>
    </style:style>
    <style:style style:name="P53" style:family="paragraph" style:parent-style-name="Heading_20_2">
      <style:text-properties officeooo:rsid="00be8645" officeooo:paragraph-rsid="00be8645"/>
    </style:style>
    <style:style style:name="P54" style:family="paragraph" style:parent-style-name="Heading_20_2">
      <style:text-properties officeooo:rsid="00c3534f" officeooo:paragraph-rsid="00c3534f"/>
    </style:style>
    <style:style style:name="P55" style:family="paragraph" style:parent-style-name="Heading_20_2">
      <style:text-properties officeooo:rsid="00c367ad" officeooo:paragraph-rsid="00c367ad"/>
    </style:style>
    <style:style style:name="P56" style:family="paragraph" style:parent-style-name="Heading_20_2">
      <style:text-properties officeooo:rsid="00e08965" officeooo:paragraph-rsid="00e08965"/>
    </style:style>
    <style:style style:name="P57" style:family="paragraph" style:parent-style-name="Heading_20_2">
      <style:text-properties officeooo:rsid="00f01d66" officeooo:paragraph-rsid="00f01d66"/>
    </style:style>
    <style:style style:name="P58" style:family="paragraph" style:parent-style-name="Heading_20_2">
      <style:text-properties officeooo:paragraph-rsid="00a4d4f7"/>
    </style:style>
    <style:style style:name="P59" style:family="paragraph" style:parent-style-name="Heading_20_2">
      <style:text-properties officeooo:paragraph-rsid="010b9ac8"/>
    </style:style>
    <style:style style:name="P60" style:family="paragraph" style:parent-style-name="Heading_20_2">
      <style:text-properties officeooo:paragraph-rsid="00a1c599"/>
    </style:style>
    <style:style style:name="P61" style:family="paragraph" style:parent-style-name="Heading_20_3">
      <style:text-properties officeooo:rsid="00be8645" officeooo:paragraph-rsid="00be8645"/>
    </style:style>
    <style:style style:name="P62" style:family="paragraph" style:parent-style-name="Heading_20_3">
      <style:text-properties officeooo:rsid="00c822cb" officeooo:paragraph-rsid="00c822cb"/>
    </style:style>
    <style:style style:name="P63" style:family="paragraph" style:parent-style-name="Heading_20_3">
      <style:text-properties officeooo:rsid="00e225bb" officeooo:paragraph-rsid="00e225bb"/>
    </style:style>
    <style:style style:name="P64" style:family="paragraph" style:parent-style-name="Text">
      <style:text-properties officeooo:rsid="00eeb71f" officeooo:paragraph-rsid="00a93efa"/>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b5b54"/>
    </style:style>
    <style:style style:name="T2" style:family="text">
      <style:text-properties officeooo:rsid="0014bcc9"/>
    </style:style>
    <style:style style:name="T3" style:family="text">
      <style:text-properties officeooo:rsid="0025ea43"/>
    </style:style>
    <style:style style:name="T4" style:family="text">
      <style:text-properties officeooo:rsid="00453f20"/>
    </style:style>
    <style:style style:name="T5" style:family="text">
      <style:text-properties officeooo:rsid="00455de3"/>
    </style:style>
    <style:style style:name="T6" style:family="text">
      <style:text-properties fo:font-weight="normal" officeooo:rsid="00d303fc"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a48115" style:font-style-asian="normal" style:font-weight-asian="normal" style:font-style-complex="normal" style:font-weight-complex="normal"/>
    </style:style>
    <style:style style:name="T10" style:family="text">
      <style:text-properties fo:font-style="normal" fo:font-weight="normal" officeooo:rsid="00c5b678" style:font-style-asian="normal" style:font-weight-asian="normal" style:font-style-complex="normal" style:font-weight-complex="normal"/>
    </style:style>
    <style:style style:name="T11" style:family="text">
      <style:text-properties officeooo:rsid="0065e82c"/>
    </style:style>
    <style:style style:name="T12" style:family="text">
      <style:text-properties officeooo:rsid="0066e4a5"/>
    </style:style>
    <style:style style:name="T13" style:family="text">
      <style:text-properties officeooo:rsid="006971fd"/>
    </style:style>
    <style:style style:name="T14" style:family="text">
      <style:text-properties officeooo:rsid="00a23097"/>
    </style:style>
    <style:style style:name="T15" style:family="text">
      <style:text-properties officeooo:rsid="00a48115"/>
    </style:style>
    <style:style style:name="T16" style:family="text">
      <style:text-properties officeooo:rsid="00a5633f"/>
    </style:style>
    <style:style style:name="T17" style:family="text">
      <style:text-properties officeooo:rsid="00a93efa"/>
    </style:style>
    <style:style style:name="T18" style:family="text">
      <style:text-properties officeooo:rsid="00ad4faf"/>
    </style:style>
    <style:style style:name="T19" style:family="text">
      <style:text-properties officeooo:rsid="00af3960"/>
    </style:style>
    <style:style style:name="T20" style:family="text">
      <style:text-properties officeooo:rsid="00d303fc"/>
    </style:style>
    <style:style style:name="T21" style:family="text">
      <style:text-properties officeooo:rsid="00e194f4"/>
    </style:style>
    <style:style style:name="T22" style:family="text">
      <style:text-properties officeooo:rsid="00ecbde1"/>
    </style:style>
    <style:style style:name="T23" style:family="text">
      <style:text-properties officeooo:rsid="00ee7513"/>
    </style:style>
    <style:style style:name="T24" style:family="text">
      <style:text-properties officeooo:rsid="00f01d66"/>
    </style:style>
    <style:style style:name="T25" style:family="text">
      <style:text-properties officeooo:rsid="00f251cd"/>
    </style:style>
    <style:style style:name="T26" style:family="text">
      <style:text-properties officeooo:rsid="00fef1a2"/>
    </style:style>
    <style:style style:name="T27" style:family="text">
      <style:text-properties officeooo:rsid="01023bb9"/>
    </style:style>
    <style:style style:name="T28" style:family="text">
      <style:text-properties officeooo:rsid="010b88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Title">Projet Logiciel <text:span text:style-name="T28">Transversal</text:span></text:p>
      <text:p text:style-name="P41">Prénom NOM – Prénom NOM</text:p>
      <text:p text:style-name="Standard"/>
      <text:p text:style-name="Standard"/>
      <text:p text:style-name="Standard"/>
      <text:p text:style-name="P64"/>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6"><text:a xlink:type="simple" xlink:href="#__RefHeading__1316_824097905" text:style-name="Index_20_Link" text:visited-style-name="Index_20_Link">1 Objectif<text:tab/>3</text:a></text:p>
          <text:p text:style-name="P49"><text:a xlink:type="simple" xlink:href="#__RefHeading__1318_824097905" text:style-name="Index_20_Link" text:visited-style-name="Index_20_Link">1.1 Présentation générale<text:tab/>3</text:a></text:p>
          <text:p text:style-name="P49"><text:a xlink:type="simple" xlink:href="#__RefHeading__1320_824097905" text:style-name="Index_20_Link" text:visited-style-name="Index_20_Link">1.2 Règles du jeu<text:tab/>3</text:a></text:p>
          <text:p text:style-name="P49"><text:a xlink:type="simple" xlink:href="#__RefHeading__3406_1053578290" text:style-name="Index_20_Link" text:visited-style-name="Index_20_Link">1.3 Conception Logiciel<text:tab/>3</text:a></text:p>
          <text:p text:style-name="P66"><text:a xlink:type="simple" xlink:href="#__RefHeading__1322_824097905" text:style-name="Index_20_Link" text:visited-style-name="Index_20_Link">2 Description et conception des états<text:tab/>4</text:a></text:p>
          <text:p text:style-name="P49"><text:a xlink:type="simple" xlink:href="#__RefHeading__1480_1060408740" text:style-name="Index_20_Link" text:visited-style-name="Index_20_Link">2.1 Description des états<text:tab/>4</text:a></text:p>
          <text:p text:style-name="P49"><text:a xlink:type="simple" xlink:href="#__RefHeading__1484_1060408740" text:style-name="Index_20_Link" text:visited-style-name="Index_20_Link">2.2 Conception logiciel<text:tab/>4</text:a></text:p>
          <text:p text:style-name="P49"><text:a xlink:type="simple" xlink:href="#__RefHeading__1027_1053578290" text:style-name="Index_20_Link" text:visited-style-name="Index_20_Link">2.3 Conception logiciel : extension pour le rendu<text:tab/>4</text:a></text:p>
          <text:p text:style-name="P49"><text:a xlink:type="simple" xlink:href="#__RefHeading__3408_1053578290" text:style-name="Index_20_Link" text:visited-style-name="Index_20_Link">2.4 Conception logiciel : extension pour le moteur de jeu<text:tab/>4</text:a></text:p>
          <text:p text:style-name="P49"><text:a xlink:type="simple" xlink:href="#__RefHeading__2098_1060408740" text:style-name="Index_20_Link" text:visited-style-name="Index_20_Link">2.5 Ressources<text:tab/>4</text:a></text:p>
          <text:p text:style-name="P66"><text:a xlink:type="simple" xlink:href="#__RefHeading__2100_1060408740" text:style-name="Index_20_Link" text:visited-style-name="Index_20_Link">3 Rendu : Stratégie et Conception<text:tab/>6</text:a></text:p>
          <text:p text:style-name="P49"><text:a xlink:type="simple" xlink:href="#__RefHeading__2104_1060408740" text:style-name="Index_20_Link" text:visited-style-name="Index_20_Link">3.1 Stratégie de rendu d'un état<text:tab/>6</text:a></text:p>
          <text:p text:style-name="P49"><text:a xlink:type="simple" xlink:href="#__RefHeading__2118_1060408740" text:style-name="Index_20_Link" text:visited-style-name="Index_20_Link">3.2 Conception logiciel<text:tab/>6</text:a></text:p>
          <text:p text:style-name="P49"><text:a xlink:type="simple" xlink:href="#__RefHeading__3410_1053578290" text:style-name="Index_20_Link" text:visited-style-name="Index_20_Link">3.3 Conception logiciel : extension pour les animations<text:tab/>6</text:a></text:p>
          <text:p text:style-name="P49"><text:a xlink:type="simple" xlink:href="#__RefHeading__2132_1060408740" text:style-name="Index_20_Link" text:visited-style-name="Index_20_Link">3.4 Ressources<text:tab/>6</text:a></text:p>
          <text:p text:style-name="P49"><text:a xlink:type="simple" xlink:href="#__RefHeading__2136_1060408740" text:style-name="Index_20_Link" text:visited-style-name="Index_20_Link">3.5 Exemple de rendu<text:tab/>6</text:a></text:p>
          <text:p text:style-name="P66"><text:a xlink:type="simple" xlink:href="#__RefHeading__1336_824097905" text:style-name="Index_20_Link" text:visited-style-name="Index_20_Link">4 Règles de changement d'états et moteur de jeu<text:tab/>8</text:a></text:p>
          <text:p text:style-name="P49"><text:a xlink:type="simple" xlink:href="#__RefHeading__2079_824097905" text:style-name="Index_20_Link" text:visited-style-name="Index_20_Link">4.1 Horloge globale<text:tab/>8</text:a></text:p>
          <text:p text:style-name="P49"><text:a xlink:type="simple" xlink:href="#__RefHeading__2081_824097905" text:style-name="Index_20_Link" text:visited-style-name="Index_20_Link">4.2 Changements extérieurs<text:tab/>8</text:a></text:p>
          <text:p text:style-name="P49"><text:a xlink:type="simple" xlink:href="#__RefHeading__2083_824097905" text:style-name="Index_20_Link" text:visited-style-name="Index_20_Link">4.3 Changements autonomes<text:tab/>8</text:a></text:p>
          <text:p text:style-name="P49"><text:a xlink:type="simple" xlink:href="#__RefHeading__1029_1053578290" text:style-name="Index_20_Link" text:visited-style-name="Index_20_Link">4.4 Conception logiciel<text:tab/>8</text:a></text:p>
          <text:p text:style-name="P49"><text:a xlink:type="simple" xlink:href="#__RefHeading__3412_1053578290" text:style-name="Index_20_Link" text:visited-style-name="Index_20_Link">4.5 Conception logiciel : extension pour l'IA<text:tab/>8</text:a></text:p>
          <text:p text:style-name="P49"><text:a xlink:type="simple" xlink:href="#__RefHeading__1829_2123130103" text:style-name="Index_20_Link" text:visited-style-name="Index_20_Link">4.6 Conception logiciel : extension pour la parallélisation<text:tab/>8</text:a></text:p>
          <text:p text:style-name="P66"><text:a xlink:type="simple" xlink:href="#__RefHeading__1031_1053578290" text:style-name="Index_20_Link" text:visited-style-name="Index_20_Link">5 Intelligence Artificielle<text:tab/>10</text:a></text:p>
          <text:p text:style-name="P49"><text:a xlink:type="simple" xlink:href="#__RefHeading__2973_1544052078" text:style-name="Index_20_Link" text:visited-style-name="Index_20_Link">5.1 Stratégies<text:tab/>10</text:a></text:p>
          <text:p text:style-name="P67"><text:a xlink:type="simple" xlink:href="#__RefHeading__2975_1544052078" text:style-name="Index_20_Link" text:visited-style-name="Index_20_Link">5.1.1 Intelligence minimale<text:tab/>10</text:a></text:p>
          <text:p text:style-name="P67"><text:a xlink:type="simple" xlink:href="#__RefHeading__2977_1544052078" text:style-name="Index_20_Link" text:visited-style-name="Index_20_Link">5.1.2 Intelligence basée sur des heuristiques<text:tab/>10</text:a></text:p>
          <text:p text:style-name="P67"><text:a xlink:type="simple" xlink:href="#__RefHeading__2480_1544052078" text:style-name="Index_20_Link" text:visited-style-name="Index_20_Link">5.1.3 Intelligence basée sur les arbres de recherche<text:tab/>10</text:a></text:p>
          <text:p text:style-name="P49"><text:a xlink:type="simple" xlink:href="#__RefHeading__2979_1544052078" text:style-name="Index_20_Link" text:visited-style-name="Index_20_Link">5.2 Conception logiciel<text:tab/>10</text:a></text:p>
          <text:p text:style-name="P49"><text:a xlink:type="simple" xlink:href="#__RefHeading__2981_1544052078" text:style-name="Index_20_Link" text:visited-style-name="Index_20_Link">5.3 Conception logiciel : extension pour l'IA composée<text:tab/>10</text:a></text:p>
          <text:p text:style-name="P49"><text:a xlink:type="simple" xlink:href="#__RefHeading__2983_1544052078" text:style-name="Index_20_Link" text:visited-style-name="Index_20_Link">5.4 Conception logiciel : extension pour IA avancée<text:tab/>10</text:a></text:p>
          <text:p text:style-name="P49"><text:a xlink:type="simple" xlink:href="#__RefHeading__2985_1544052078" text:style-name="Index_20_Link" text:visited-style-name="Index_20_Link">5.5 Conception logiciel : extension pour la parallélisation<text:tab/>10</text:a></text:p>
          <text:p text:style-name="P66"><text:a xlink:type="simple" xlink:href="#__RefHeading__2987_1544052078" text:style-name="Index_20_Link" text:visited-style-name="Index_20_Link">6 Modularisation<text:tab/>11</text:a></text:p>
          <text:p text:style-name="P49"><text:a xlink:type="simple" xlink:href="#__RefHeading__1831_2123130103" text:style-name="Index_20_Link" text:visited-style-name="Index_20_Link">6.1 Organisation des modules<text:tab/>11</text:a></text:p>
          <text:p text:style-name="P67"><text:a xlink:type="simple" xlink:href="#__RefHeading__1833_2123130103" text:style-name="Index_20_Link" text:visited-style-name="Index_20_Link">6.1.1 Répartition sur différents threads<text:tab/>11</text:a></text:p>
          <text:p text:style-name="P67"><text:a xlink:type="simple" xlink:href="#__RefHeading__1835_2123130103" text:style-name="Index_20_Link" text:visited-style-name="Index_20_Link">6.1.2 Répartition sur différentes machines<text:tab/>11</text:a></text:p>
          <text:p text:style-name="P49"><text:a xlink:type="simple" xlink:href="#__RefHeading__1837_2123130103" text:style-name="Index_20_Link" text:visited-style-name="Index_20_Link">6.2 Conception logiciel<text:tab/>11</text:a></text:p>
          <text:p text:style-name="P49"><text:a xlink:type="simple" xlink:href="#__RefHeading__1966_2123130103" text:style-name="Index_20_Link" text:visited-style-name="Index_20_Link">6.3 Conception logiciel : extension réseau<text:tab/>11</text:a></text:p>
          <text:p text:style-name="P49"><text:a xlink:type="simple" xlink:href="#__RefHeading__1968_2123130103" text:style-name="Index_20_Link" text:visited-style-name="Index_20_Link">6.4 Conception logiciel : client Android<text:tab/>11</text:a></text:p>
        </text:index-body>
      </text:table-of-content>
      <text:p text:style-name="P3"/>
      <text:h text:style-name="P36" text:outline-level="1"><text:bookmark-start text:name="__RefHeading__1316_824097905"/>Objectif<text:bookmark-end text:name="__RefHeading__1316_824097905"/></text:h>
      <text:h text:style-name="P50" text:outline-level="2"><text:bookmark-start text:name="__RefHeading__1318_824097905"/>Présentation générale<text:bookmark-end text:name="__RefHeading__1318_824097905"/></text:h>
      <text:p text:style-name="Text"><text:span text:style-name="T2">Présenter </text:span>ici<text:span text:style-name="T2">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12">Présenter ici une description des <text:span text:style-name="T17">principales </text:span>règles du jeu. Il doit y avoir suffisamment d'éléments pour pouvoir former entièrement le jeu, <text:span text:style-name="T17">sans pour autant entrer dans les détails </text:span>. Notez que <text:span text:style-name="T11">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15">Présenter ici les packages de votre solution, ainsi que leurs dépendances.</text:p>
      <text:p text:style-name="P45"/>
      <text:p text:style-name="P47"/>
      <text:h text:style-name="P37" text:outline-level="1"><text:bookmark-start text:name="__RefHeading__1322_824097905"/>Description <text:span text:style-name="T4">et conception</text:span> des <text:span text:style-name="T3">é</text:span>tats<text:bookmark-end text:name="__RefHeading__1322_824097905"/></text:h>
      <text:p text:style-name="P13">L'objectif de cette section est une description très fine des états dans le projet. <text:span text:style-name="T4">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5">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46"/>
      <text:h text:style-name="Heading_20_2" text:outline-level="2"><text:bookmark-start text:name="__RefHeading__1484_1060408740"/>Conception <text:span text:style-name="T19">l</text:span>ogiciel<text:bookmark-end text:name="__RefHeading__1484_1060408740"/></text:h>
      <text:p text:style-name="P6"><text:tab/></text:p>
      <text:h text:style-name="Heading_20_2" text:outline-level="2"><text:bookmark-start text:name="__DdeLink__1054_1053578290"/><text:bookmark-start text:name="__RefHeading__1027_1053578290"/>Conception <text:span text:style-name="T19">l</text:span>ogiciel : <text:span text:style-name="T15">extension pour le rendu</text:span><text:bookmark-end text:name="__DdeLink__1054_1053578290"/><text:bookmark-end text:name="__RefHeading__1027_1053578290"/></text:h>
      <text:p text:style-name="P21"><text:span text:style-name="T9"/></text:p>
      <text:h text:style-name="Heading_20_2" text:outline-level="2"><text:bookmark-start text:name="__RefHeading__3408_1053578290"/>Conception <text:span text:style-name="T19">l</text:span>ogiciel : extension pour le <text:span text:style-name="T16">moteur de jeu</text:span><text:bookmark-end text:name="__RefHeading__3408_1053578290"/></text:h>
      <text:h text:style-name="P58" text:outline-level="2"><text:bookmark-start text:name="__RefHeading__2098_1060408740"/>Ressources<text:bookmark-end text:name="__RefHeading__2098_1060408740"/></text:h>
      <text:p text:style-name="P19"><text:span text:style-name="T8"/></text:p>
      <text:p text:style-name="P33"/>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1</text:sequence>: Diagramme des classes d'état</text:p></draw:text-box></draw:frame></text:p>
      <text:h text:style-name="P38" text:outline-level="1"><text:bookmark-start text:name="__RefHeading__2100_1060408740"/><text:span text:style-name="T12">Rendu : </text:span>Stratégie<text:span text:style-name="T12"> et Conception</text:span><text:bookmark-end text:name="__RefHeading__2100_1060408740"/></text:h>
      <text:p text:style-name="Text"><text:span text:style-name="T12">Présentez ici la stratégie </text:span>générale<text:span text:style-name="T12">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3">d'un état</text:span><text:bookmark-end text:name="__RefHeading__2104_1060408740"/></text:h>
      <text:p text:style-name="Text_20_body"/>
      <text:h text:style-name="P59" text:outline-level="2"><text:bookmark-start text:name="__RefHeading__2118_1060408740"/><text:bookmark-start text:name="__DdeLink__1274_1053578290"/>Conception <text:bookmark-end text:name="__DdeLink__1274_1053578290"/><text:span text:style-name="T25">logiciel</text:span><text:bookmark-end text:name="__RefHeading__2118_1060408740"/></text:h>
      <text:p text:style-name="Text_20_body"/>
      <text:h text:style-name="P51" text:outline-level="2"><text:bookmark-start text:name="__RefHeading__3410_1053578290"/>Conception <text:span text:style-name="T25">logiciel : extension pour les animations</text:span><text:bookmark-end text:name="__RefHeading__3410_1053578290"/></text:h>
      <text:p text:style-name="P32"/>
      <text:h text:style-name="P6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7"/>
      <text:p text:style-name="P33"><draw:frame draw:style-name="fr1" draw:name="Cadre2" text:anchor-type="paragraph" svg:width="25.7cm" draw:z-index="0"><draw:text-box fo:min-height="12.555cm"><text:p text:style-name="Illustration">Illustration <text:sequence text:ref-name="refIllustration3" text:name="Illustration" text:formula="ooow:Illustration+1" style:num-format="1">2</text:sequence>: Diagramme de classes pour le rendu</text:p></draw:text-box></draw:frame></text:p>
      <text:h text:style-name="P39" text:outline-level="1"><text:bookmark-start text:name="__RefHeading__1336_824097905"/>Règles de changement d'états <text:span text:style-name="T14">et moteur de jeu</text:span><text:bookmark-end text:name="__RefHeading__1336_824097905"/></text:h>
      <text:p text:style-name="P14">Dans cette section, <text:span text:style-name="T26">il faut présenter</text:span> les événements qui peuvent faire passer d'un état à un autre. Il faut également décrire les aspects lié au temps, comme la chronologie des événements et les aspects de synchronisation. <text:span text:style-name="T14">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8"/>
      <text:h text:style-name="P52"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5">logiciel</text:span><text:bookmark-end text:name="__RefHeading__1029_1053578290"/></text:h>
      <text:p text:style-name="P29"/>
      <text:h text:style-name="Heading_20_2" text:outline-level="2"><text:bookmark-start text:name="__RefHeading__3412_1053578290"/>Conception <text:span text:style-name="T25">logiciel</text:span> : extension pour l'IA<text:bookmark-end text:name="__RefHeading__3412_1053578290"/></text:h>
      <text:p text:style-name="P22"><text:span text:style-name="T8"/></text:p>
      <text:h text:style-name="Heading_20_2" text:outline-level="2"><text:bookmark-start text:name="__RefHeading__1829_2123130103"/>Conception logiciel : extension pour la <text:span text:style-name="T24">parallélisation</text:span><text:bookmark-end text:name="__RefHeading__1829_2123130103"/></text:h>
      <text:p text:style-name="P7"><text:span text:style-name="T8"/></text:p>
      <text:p text:style-name="P48"><draw:frame draw:style-name="fr1" draw:name="Frame1" text:anchor-type="paragraph" svg:width="25.204cm" draw:z-index="1"><draw:text-box fo:min-height="13.653cm"><text:p text:style-name="Illustration">Illustration <text:sequence text:ref-name="refIllustration4" text:name="Illustration" text:formula="ooow:Illustration+1" style:num-format="1">3</text:sequence>: Diagrammes des classes pour le moteur de jeu</text:p></draw:text-box></draw:frame></text:p>
      <text:p text:style-name="Standard"/>
      <text:h text:style-name="P38" text:outline-level="1"><text:bookmark-start text:name="__RefHeading__1031_1053578290"/><text:span text:style-name="T18">Intelligence</text:span> Artificielle<text:bookmark-end text:name="__RefHeading__1031_1053578290"/></text:h>
      <text:p text:style-name="P16">Cette section est dédiée aux stratégies et outils développés pour créer un joueur artificiel. Ce robot doit utiliser les mêmes commandes qu'un joueur humain, ie utiliser les mêmes actions/ordre<text:span text:style-name="T27">s</text:span> que ceux produit par le clavier ou la souris. Le robot ne doit pas avoir accès à plus information qu'un joueur humain. Comme pour les autres sections, commencez par présenter la stratégie, puis la conception logicielle.</text:p>
      <text:h text:style-name="P53" text:outline-level="2"><text:bookmark-start text:name="__RefHeading__2973_1544052078"/>Stratégies<text:bookmark-end text:name="__RefHeading__2973_1544052078"/></text:h>
      <text:p text:style-name="P5"/>
      <text:h text:style-name="P61" text:outline-level="3"><text:bookmark-start text:name="__RefHeading__2975_1544052078"/>Intelligence minimale<text:bookmark-end text:name="__RefHeading__2975_1544052078"/></text:h>
      <text:p text:style-name="P43"/>
      <text:h text:style-name="Heading_20_3" text:outline-level="3"><text:bookmark-start text:name="__RefHeading__2977_1544052078"/>Intelligence basée sur des heuristiques<text:bookmark-end text:name="__RefHeading__2977_1544052078"/></text:h>
      <text:p text:style-name="P44"/>
      <text:h text:style-name="P62" text:outline-level="3"><text:bookmark-start text:name="__RefHeading__2480_1544052078"/>Intelligence basée sur les arbres de recherche<text:bookmark-end text:name="__RefHeading__2480_1544052078"/></text:h>
      <text:p text:style-name="P30"/>
      <text:h text:style-name="P54" text:outline-level="2"><text:bookmark-start text:name="__RefHeading__2979_1544052078"/>Conception logiciel<text:bookmark-end text:name="__RefHeading__2979_1544052078"/></text:h>
      <text:p text:style-name="P31"><text:span text:style-name="T8"/></text:p>
      <text:h text:style-name="P55" text:outline-level="2"><text:bookmark-start text:name="__RefHeading__2981_1544052078"/>Conception logiciel : extension pour <text:span text:style-name="T20">l'IA</text:span> compos<text:span text:style-name="T20">ée</text:span><text:bookmark-end text:name="__RefHeading__2981_1544052078"/></text:h>
      <text:p text:style-name="P23"><text:span text:style-name="T10"/></text:p>
      <text:h text:style-name="Heading_20_2" text:outline-level="2"><text:bookmark-start text:name="__RefHeading__2983_1544052078"/>Conception <text:span text:style-name="T24">l</text:span>ogiciel : <text:span text:style-name="T20">extension pour IA avancée</text:span><text:bookmark-end text:name="__RefHeading__2983_1544052078"/></text:h>
      <text:p text:style-name="P20"><text:span text:style-name="T6"/></text:p>
      <text:h text:style-name="Heading_20_2" text:outline-level="2"><text:bookmark-start text:name="__RefHeading__2985_1544052078"/>Conception <text:span text:style-name="T24">l</text:span>ogiciel : extension pour la parallélisation<text:bookmark-end text:name="__RefHeading__2985_1544052078"/></text:h>
      <text:p text:style-name="P24"/>
      <text:h text:style-name="P40" text:outline-level="1"><text:bookmark-start text:name="__RefHeading__2987_1544052078"/>Modularisation<text:bookmark-end text:name="__RefHeading__2987_1544052078"/></text:h>
      <text:p text:style-name="Text">Cette <text:span text:style-name="T2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56" text:outline-level="2"><text:bookmark-start text:name="__RefHeading__1831_2123130103"/>Organisation des modules<text:bookmark-end text:name="__RefHeading__1831_2123130103"/></text:h>
      <text:h text:style-name="P6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25"/>
      <text:h text:style-name="P63" text:outline-level="3"><text:bookmark-start text:name="__RefHeading__1835_2123130103"/>Répartition sur différentes machines<text:bookmark-end text:name="__RefHeading__1835_2123130103"/></text:h>
      <text:p text:style-name="P9"/>
      <text:h text:style-name="P56" text:outline-level="2"><text:bookmark-start text:name="__RefHeading__1837_2123130103"/>Conception <text:span text:style-name="T22">logiciel</text:span><text:bookmark-end text:name="__RefHeading__1837_2123130103"/></text:h>
      <text:p text:style-name="P26"><text:span text:style-name="T7"/></text:p>
      <text:h text:style-name="Heading_20_2" text:outline-level="2"><text:bookmark-start text:name="__RefHeading__1966_2123130103"/>Conception logiciel : extension <text:span text:style-name="T23">réseau</text:span><text:bookmark-end text:name="__RefHeading__1966_2123130103"/></text:h>
      <text:p text:style-name="P10"/>
      <text:h text:style-name="P57" text:outline-level="2"><text:bookmark-start text:name="__RefHeading__1968_2123130103"/>Conception logiciel : client Android<text:bookmark-end text:name="__RefHeading__1968_2123130103"/></text:h>
      <text:p text:style-name="P11"/>
      <text:p text:style-name="P34"/>
      <text:p text:style-name="P8"><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4</text:sequence>: Diagramme de classes pour la modularisation</text:p></draw:text-box></draw:fram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3</text:page-number></text:span><text:span text:style-name="MT2"> /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1T16:04:25.247905907</dc:date>
    <meta:editing-duration>P8DT2H3M13S</meta:editing-duration>
    <meta:editing-cycles>223</meta:editing-cycles>
    <meta:generator>LibreOffice/4.2.8.2$Linux_X86_64 LibreOffice_project/420m0$Build-2</meta:generator>
    <meta:document-statistic meta:table-count="0" meta:image-count="0" meta:object-count="0" meta:page-count="13" meta:paragraph-count="95" meta:word-count="989" meta:character-count="6351" meta:non-whitespace-character-count="5491"/>
  </office:meta>
</office:document-meta>
</file>